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get_media_info_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_s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_s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tion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stem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stem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t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t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fat_area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fat_area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_information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e_information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file_information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file_information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_i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ume_i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e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e_area_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save_area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_of_save_area_bloc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_for_execution_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_for_execution_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_for_execution_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_for_execution_fi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lock_read_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a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_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_data&lt;0&gt;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50:35.143032746</meta:creation-date>
    <meta:generator>LibreOffice/7.5.6.2$Linux_X86_64 LibreOffice_project/50$Build-2</meta:generator>
    <dc:date>2024-05-22T22:13:09.526387591</dc:date>
    <meta:editing-duration>P1DT6H22M30S</meta:editing-duration>
    <meta:editing-cycles>8</meta:editing-cycles>
    <meta:document-statistic meta:table-count="1" meta:cell-count="47" meta:object-count="0"/>
  </office:meta>
</office:document-meta>
</file>